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1000002B5494733EB059C48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d1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33.47cm" svg:height="18.336cm" draw:z-index="0"><draw:image xlink:href="Pictures/10000000000004F1000002B5494733EB059C48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30T11:54:58.275000000</meta:creation-date>
    <dc:date>2021-06-30T11:57:58.084000000</dc:date>
    <meta:editing-duration>PT3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